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 of GDP) 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18/geos/cu.html" xlink:type="simple">Cuba</text:a> </text:p>
          </table:table-cell>
          <table:table-cell office:value-type="string" calcext:value-type="string">
            <text:p>12.80</text:p>
          </table:table-cell>
          <table:table-cell table:formula="of:=[.B2]" office:value-type="string" office:string-value="12.80" calcext:value-type="string">
            <text:p>1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m.html" xlink:type="simple">Micronesia, Federated States of</text:a> </text:p>
          </table:table-cell>
          <table:table-cell office:value-type="string" calcext:value-type="string">
            <text:p>12.50</text:p>
          </table:table-cell>
          <table:table-cell table:formula="of:=[.B3]" office:value-type="string" office:string-value="12.50" calcext:value-type="string">
            <text:p>1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t.html" xlink:type="simple">Lesotho</text:a> </text:p>
          </table:table-cell>
          <table:table-cell office:value-type="string" calcext:value-type="string">
            <text:p>11.40</text:p>
          </table:table-cell>
          <table:table-cell table:formula="of:=[.B4]" office:value-type="string" office:string-value="11.40" calcext:value-type="string">
            <text:p>11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j.html" xlink:type="simple">Grenada</text:a> </text:p>
          </table:table-cell>
          <table:table-cell office:value-type="string" calcext:value-type="string">
            <text:p>10.30</text:p>
          </table:table-cell>
          <table:table-cell table:formula="of:=[.B5]" office:value-type="string" office:string-value="10.30" calcext:value-type="string">
            <text:p>1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p.html" xlink:type="simple">Solomon Islands</text:a> </text:p>
          </table:table-cell>
          <table:table-cell office:value-type="string" calcext:value-type="string">
            <text:p>10.00</text:p>
          </table:table-cell>
          <table:table-cell table:formula="of:=[.B6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c.html" xlink:type="simple">Botswana</text:a> </text:p>
          </table:table-cell>
          <table:table-cell office:value-type="string" calcext:value-type="string">
            <text:p>9.60</text:p>
          </table:table-cell>
          <table:table-cell table:formula="of:=[.B7]" office:value-type="string" office:string-value="9.60" calcext:value-type="string">
            <text:p>9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zi.html" xlink:type="simple">Zimbabwe</text:a> </text:p>
          </table:table-cell>
          <table:table-cell office:value-type="string" calcext:value-type="string">
            <text:p>8.40</text:p>
          </table:table-cell>
          <table:table-cell table:formula="of:=[.B8]" office:value-type="string" office:string-value="8.40" calcext:value-type="string">
            <text:p>8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a.html" xlink:type="simple">Namibia</text:a> </text:p>
          </table:table-cell>
          <table:table-cell office:value-type="string" calcext:value-type="string">
            <text:p>8.30</text:p>
          </table:table-cell>
          <table:table-cell table:formula="of:=[.B9]" office:value-type="string" office:string-value="8.30" calcext:value-type="string">
            <text:p>8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c.html" xlink:type="simple">Iceland</text:a> </text:p>
          </table:table-cell>
          <table:table-cell office:value-type="string" calcext:value-type="string">
            <text:p>7.80</text:p>
          </table:table-cell>
          <table:table-cell table:formula="of:=[.B10]" office:value-type="string" office:string-value="7.80" calcext:value-type="string">
            <text:p>7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o.html" xlink:type="simple">Norway</text:a> </text:p>
          </table:table-cell>
          <table:table-cell office:value-type="string" calcext:value-type="string">
            <text:p>7.70</text:p>
          </table:table-cell>
          <table:table-cell table:formula="of:=[.B11]" office:value-type="string" office:string-value="7.70" calcext:value-type="string">
            <text:p>7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w.html" xlink:type="simple">Sweden</text:a> </text:p>
          </table:table-cell>
          <table:table-cell office:value-type="string" calcext:value-type="string">
            <text:p>7.70</text:p>
          </table:table-cell>
          <table:table-cell table:formula="of:=[.B12]" office:value-type="string" office:string-value="7.70" calcext:value-type="string">
            <text:p>7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a.html" xlink:type="simple">Denmark</text:a> </text:p>
          </table:table-cell>
          <table:table-cell office:value-type="string" calcext:value-type="string">
            <text:p>7.60</text:p>
          </table:table-cell>
          <table:table-cell table:formula="of:=[.B13]" office:value-type="string" office:string-value="7.60" calcext:value-type="string">
            <text:p>7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t.html" xlink:type="simple">Timor-Leste</text:a> </text:p>
          </table:table-cell>
          <table:table-cell office:value-type="string" calcext:value-type="string">
            <text:p>7.50</text:p>
          </table:table-cell>
          <table:table-cell table:formula="of:=[.B14]" office:value-type="string" office:string-value="7.50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h.html" xlink:type="simple">Belize</text:a> </text:p>
          </table:table-cell>
          <table:table-cell office:value-type="string" calcext:value-type="string">
            <text:p>7.40</text:p>
          </table:table-cell>
          <table:table-cell table:formula="of:=[.B15]" office:value-type="string" office:string-value="7.40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t.html" xlink:type="simple">Bhutan</text:a> </text:p>
          </table:table-cell>
          <table:table-cell office:value-type="string" calcext:value-type="string">
            <text:p>7.40</text:p>
          </table:table-cell>
          <table:table-cell table:formula="of:=[.B16]" office:value-type="string" office:string-value="7.40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l.html" xlink:type="simple">Bolivia</text:a> </text:p>
          </table:table-cell>
          <table:table-cell office:value-type="string" calcext:value-type="string">
            <text:p>7.30</text:p>
          </table:table-cell>
          <table:table-cell table:formula="of:=[.B17]" office:value-type="string" office:string-value="7.30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i.html" xlink:type="simple">Finland</text:a> </text:p>
          </table:table-cell>
          <table:table-cell office:value-type="string" calcext:value-type="string">
            <text:p>7.20</text:p>
          </table:table-cell>
          <table:table-cell table:formula="of:=[.B18]" office:value-type="string" office:string-value="7.20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t.html" xlink:type="simple">Malta</text:a> </text:p>
          </table:table-cell>
          <table:table-cell office:value-type="string" calcext:value-type="string">
            <text:p>7.20</text:p>
          </table:table-cell>
          <table:table-cell table:formula="of:=[.B19]" office:value-type="string" office:string-value="7.20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s.html" xlink:type="simple">Costa Rica</text:a> </text:p>
          </table:table-cell>
          <table:table-cell office:value-type="string" calcext:value-type="string">
            <text:p>7.10</text:p>
          </table:table-cell>
          <table:table-cell table:formula="of:=[.B20]" office:value-type="string" office:string-value="7.10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z.html" xlink:type="simple">Eswatini</text:a> </text:p>
          </table:table-cell>
          <table:table-cell office:value-type="string" calcext:value-type="string">
            <text:p>7.10</text:p>
          </table:table-cell>
          <table:table-cell table:formula="of:=[.B21]" office:value-type="string" office:string-value="7.10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g.html" xlink:type="simple">Senegal</text:a> </text:p>
          </table:table-cell>
          <table:table-cell office:value-type="string" calcext:value-type="string">
            <text:p>7.10</text:p>
          </table:table-cell>
          <table:table-cell table:formula="of:=[.B22]" office:value-type="string" office:string-value="7.10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e.html" xlink:type="simple">Venezuela</text:a> </text:p>
          </table:table-cell>
          <table:table-cell office:value-type="string" calcext:value-type="string">
            <text:p>6.90</text:p>
          </table:table-cell>
          <table:table-cell table:formula="of:=[.B23]" office:value-type="string" office:string-value="6.90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d.html" xlink:type="simple">Moldova</text:a> </text:p>
          </table:table-cell>
          <table:table-cell office:value-type="string" calcext:value-type="string">
            <text:p>6.70</text:p>
          </table:table-cell>
          <table:table-cell table:formula="of:=[.B24]" office:value-type="string" office:string-value="6.70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e.html" xlink:type="simple">Belgium</text:a> </text:p>
          </table:table-cell>
          <table:table-cell office:value-type="string" calcext:value-type="string">
            <text:p>6.60</text:p>
          </table:table-cell>
          <table:table-cell table:formula="of:=[.B25]" office:value-type="string" office:string-value="6.60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s.html" xlink:type="simple">Tunisia</text:a> </text:p>
          </table:table-cell>
          <table:table-cell office:value-type="string" calcext:value-type="string">
            <text:p>6.60</text:p>
          </table:table-cell>
          <table:table-cell table:formula="of:=[.B26]" office:value-type="string" office:string-value="6.60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a.html" xlink:type="simple">Aruba</text:a> </text:p>
          </table:table-cell>
          <table:table-cell office:value-type="string" calcext:value-type="string">
            <text:p>6.50</text:p>
          </table:table-cell>
          <table:table-cell table:formula="of:=[.B27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z.html" xlink:type="simple">Mozambique</text:a> </text:p>
          </table:table-cell>
          <table:table-cell office:value-type="string" calcext:value-type="string">
            <text:p>6.50</text:p>
          </table:table-cell>
          <table:table-cell table:formula="of:=[.B28]" office:value-type="string" office:string-value="6.50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vi.html" xlink:type="simple">British Virgin Islands</text:a> </text:p>
          </table:table-cell>
          <table:table-cell office:value-type="string" calcext:value-type="string">
            <text:p>6.30</text:p>
          </table:table-cell>
          <table:table-cell table:formula="of:=[.B29]" office:value-type="string" office:string-value="6.30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z.html" xlink:type="simple">New Zealand</text:a> </text:p>
          </table:table-cell>
          <table:table-cell office:value-type="string" calcext:value-type="string">
            <text:p>6.30</text:p>
          </table:table-cell>
          <table:table-cell table:formula="of:=[.B30]" office:value-type="string" office:string-value="6.30" calcext:value-type="string">
            <text:p>6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f.html" xlink:type="simple">Congo, Republic of the</text:a> </text:p>
          </table:table-cell>
          <table:table-cell office:value-type="string" calcext:value-type="string">
            <text:p>6.20</text:p>
          </table:table-cell>
          <table:table-cell table:formula="of:=[.B31]" office:value-type="string" office:string-value="6.20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h.html" xlink:type="simple">Ghana</text:a> </text:p>
          </table:table-cell>
          <table:table-cell office:value-type="string" calcext:value-type="string">
            <text:p>6.20</text:p>
          </table:table-cell>
          <table:table-cell table:formula="of:=[.B32]" office:value-type="string" office:string-value="6.20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u.html" xlink:type="simple">Oman</text:a> </text:p>
          </table:table-cell>
          <table:table-cell office:value-type="string" calcext:value-type="string">
            <text:p>6.20</text:p>
          </table:table-cell>
          <table:table-cell table:formula="of:=[.B33]" office:value-type="string" office:string-value="6.20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y.html" xlink:type="simple">Cyprus</text:a> </text:p>
          </table:table-cell>
          <table:table-cell office:value-type="string" calcext:value-type="string">
            <text:p>6.10</text:p>
          </table:table-cell>
          <table:table-cell table:formula="of:=[.B34]" office:value-type="string" office:string-value="6.10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g.html" xlink:type="simple">Kyrgyzstan</text:a> </text:p>
          </table:table-cell>
          <table:table-cell office:value-type="string" calcext:value-type="string">
            <text:p>6.00</text:p>
          </table:table-cell>
          <table:table-cell table:formula="of:=[.B35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g.html" xlink:type="simple">Niger</text:a> </text:p>
          </table:table-cell>
          <table:table-cell office:value-type="string" calcext:value-type="string">
            <text:p>6.00</text:p>
          </table:table-cell>
          <table:table-cell table:formula="of:=[.B36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q.html" xlink:type="simple">Puerto Rico</text:a> </text:p>
          </table:table-cell>
          <table:table-cell office:value-type="string" calcext:value-type="string">
            <text:p>6.00</text:p>
          </table:table-cell>
          <table:table-cell table:formula="of:=[.B37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r.html" xlink:type="simple">Argentina</text:a> </text:p>
          </table:table-cell>
          <table:table-cell office:value-type="string" calcext:value-type="string">
            <text:p>5.90</text:p>
          </table:table-cell>
          <table:table-cell table:formula="of:=[.B38]" office:value-type="string" office:string-value="5.90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r.html" xlink:type="simple">Brazil</text:a> </text:p>
          </table:table-cell>
          <table:table-cell office:value-type="string" calcext:value-type="string">
            <text:p>5.90</text:p>
          </table:table-cell>
          <table:table-cell table:formula="of:=[.B39]" office:value-type="string" office:string-value="5.90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o.html" xlink:type="simple">Honduras</text:a> </text:p>
          </table:table-cell>
          <table:table-cell office:value-type="string" calcext:value-type="string">
            <text:p>5.90</text:p>
          </table:table-cell>
          <table:table-cell table:formula="of:=[.B40]" office:value-type="string" office:string-value="5.90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f.html" xlink:type="simple">South Africa</text:a> </text:p>
          </table:table-cell>
          <table:table-cell office:value-type="string" calcext:value-type="string">
            <text:p>5.90</text:p>
          </table:table-cell>
          <table:table-cell table:formula="of:=[.B41]" office:value-type="string" office:string-value="5.90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p.html" xlink:type="simple">Ukraine</text:a> </text:p>
          </table:table-cell>
          <table:table-cell office:value-type="string" calcext:value-type="string">
            <text:p>5.90</text:p>
          </table:table-cell>
          <table:table-cell table:formula="of:=[.B42]" office:value-type="string" office:string-value="5.90" calcext:value-type="string">
            <text:p>5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vc.html" xlink:type="simple">Saint Vincent and the Grenadines</text:a> </text:p>
          </table:table-cell>
          <table:table-cell office:value-type="string" calcext:value-type="string">
            <text:p>5.80</text:p>
          </table:table-cell>
          <table:table-cell table:formula="of:=[.B43]" office:value-type="string" office:string-value="5.80" calcext:value-type="string">
            <text:p>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z.html" xlink:type="simple">Gaza Strip</text:a> </text:p>
          </table:table-cell>
          <table:table-cell office:value-type="string" calcext:value-type="string">
            <text:p>5.70</text:p>
          </table:table-cell>
          <table:table-cell table:formula="of:=[.B44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s.html" xlink:type="simple">Israel</text:a> </text:p>
          </table:table-cell>
          <table:table-cell office:value-type="string" calcext:value-type="string">
            <text:p>5.70</text:p>
          </table:table-cell>
          <table:table-cell table:formula="of:=[.B45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t.html" xlink:type="simple">Saint Lucia</text:a> </text:p>
          </table:table-cell>
          <table:table-cell office:value-type="string" calcext:value-type="string">
            <text:p>5.70</text:p>
          </table:table-cell>
          <table:table-cell table:formula="of:=[.B46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m.html" xlink:type="simple">Vietnam</text:a> </text:p>
          </table:table-cell>
          <table:table-cell office:value-type="string" calcext:value-type="string">
            <text:p>5.70</text:p>
          </table:table-cell>
          <table:table-cell table:formula="of:=[.B47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e.html" xlink:type="simple">West Bank</text:a> </text:p>
          </table:table-cell>
          <table:table-cell office:value-type="string" calcext:value-type="string">
            <text:p>5.70</text:p>
          </table:table-cell>
          <table:table-cell table:formula="of:=[.B48]" office:value-type="string" office:string-value="5.70" calcext:value-type="string">
            <text:p>5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k.html" xlink:type="simple">United Kingdom</text:a> </text:p>
          </table:table-cell>
          <table:table-cell office:value-type="string" calcext:value-type="string">
            <text:p>5.60</text:p>
          </table:table-cell>
          <table:table-cell table:formula="of:=[.B49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n.html" xlink:type="simple">Estonia</text:a> </text:p>
          </table:table-cell>
          <table:table-cell office:value-type="string" calcext:value-type="string">
            <text:p>5.50</text:p>
          </table:table-cell>
          <table:table-cell table:formula="of:=[.B50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r.html" xlink:type="simple">France</text:a> </text:p>
          </table:table-cell>
          <table:table-cell office:value-type="string" calcext:value-type="string">
            <text:p>5.50</text:p>
          </table:table-cell>
          <table:table-cell table:formula="of:=[.B51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l.html" xlink:type="simple">Netherlands</text:a> </text:p>
          </table:table-cell>
          <table:table-cell office:value-type="string" calcext:value-type="string">
            <text:p>5.50</text:p>
          </table:table-cell>
          <table:table-cell table:formula="of:=[.B52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h.html" xlink:type="simple">Vanuatu</text:a> </text:p>
          </table:table-cell>
          <table:table-cell office:value-type="string" calcext:value-type="string">
            <text:p>5.50</text:p>
          </table:table-cell>
          <table:table-cell table:formula="of:=[.B53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u.html" xlink:type="simple">Austria</text:a> </text:p>
          </table:table-cell>
          <table:table-cell office:value-type="string" calcext:value-type="string">
            <text:p>5.40</text:p>
          </table:table-cell>
          <table:table-cell table:formula="of:=[.B54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y.html" xlink:type="simple">Burundi</text:a> </text:p>
          </table:table-cell>
          <table:table-cell office:value-type="string" calcext:value-type="string">
            <text:p>5.40</text:p>
          </table:table-cell>
          <table:table-cell table:formula="of:=[.B55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v.html" xlink:type="simple">Cabo Verde</text:a> </text:p>
          </table:table-cell>
          <table:table-cell office:value-type="string" calcext:value-type="string">
            <text:p>5.40</text:p>
          </table:table-cell>
          <table:table-cell table:formula="of:=[.B56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m.html" xlink:type="simple">Jamaica</text:a> </text:p>
          </table:table-cell>
          <table:table-cell office:value-type="string" calcext:value-type="string">
            <text:p>5.40</text:p>
          </table:table-cell>
          <table:table-cell table:formula="of:=[.B57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a.html" xlink:type="simple">Canada</text:a> </text:p>
          </table:table-cell>
          <table:table-cell office:value-type="string" calcext:value-type="string">
            <text:p>5.30</text:p>
          </table:table-cell>
          <table:table-cell table:formula="of:=[.B58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e.html" xlink:type="simple">Kenya</text:a> </text:p>
          </table:table-cell>
          <table:table-cell office:value-type="string" calcext:value-type="string">
            <text:p>5.30</text:p>
          </table:table-cell>
          <table:table-cell table:formula="of:=[.B59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g.html" xlink:type="simple">Latvia</text:a> </text:p>
          </table:table-cell>
          <table:table-cell office:value-type="string" calcext:value-type="string">
            <text:p>5.30</text:p>
          </table:table-cell>
          <table:table-cell table:formula="of:=[.B60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x.html" xlink:type="simple">Mexico</text:a> </text:p>
          </table:table-cell>
          <table:table-cell office:value-type="string" calcext:value-type="string">
            <text:p>5.30</text:p>
          </table:table-cell>
          <table:table-cell table:formula="of:=[.B61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o.html" xlink:type="simple">Morocco</text:a> </text:p>
          </table:table-cell>
          <table:table-cell office:value-type="string" calcext:value-type="string">
            <text:p>5.30</text:p>
          </table:table-cell>
          <table:table-cell table:formula="of:=[.B62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i.html" xlink:type="simple">Slovenia</text:a> </text:p>
          </table:table-cell>
          <table:table-cell office:value-type="string" calcext:value-type="string">
            <text:p>5.30</text:p>
          </table:table-cell>
          <table:table-cell table:formula="of:=[.B63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s.html" xlink:type="simple">Australia</text:a> </text:p>
          </table:table-cell>
          <table:table-cell office:value-type="string" calcext:value-type="string">
            <text:p>5.20</text:p>
          </table:table-cell>
          <table:table-cell table:formula="of:=[.B64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g.html" xlink:type="simple">Mongolia</text:a> </text:p>
          </table:table-cell>
          <table:table-cell office:value-type="string" calcext:value-type="string">
            <text:p>5.20</text:p>
          </table:table-cell>
          <table:table-cell table:formula="of:=[.B65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i.html" xlink:type="simple">Tajikistan</text:a> </text:p>
          </table:table-cell>
          <table:table-cell office:value-type="string" calcext:value-type="string">
            <text:p>5.20</text:p>
          </table:table-cell>
          <table:table-cell table:formula="of:=[.B66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b.html" xlink:type="simple">Barbados</text:a> </text:p>
          </table:table-cell>
          <table:table-cell office:value-type="string" calcext:value-type="string">
            <text:p>5.10</text:p>
          </table:table-cell>
          <table:table-cell table:formula="of:=[.B67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s.html" xlink:type="simple">Korea, South</text:a> </text:p>
          </table:table-cell>
          <table:table-cell office:value-type="string" calcext:value-type="string">
            <text:p>5.10</text:p>
          </table:table-cell>
          <table:table-cell table:formula="of:=[.B68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p.html" xlink:type="simple">Mauritius</text:a> </text:p>
          </table:table-cell>
          <table:table-cell office:value-type="string" calcext:value-type="string">
            <text:p>5.10</text:p>
          </table:table-cell>
          <table:table-cell table:formula="of:=[.B69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h.html" xlink:type="simple">Montserrat</text:a> </text:p>
          </table:table-cell>
          <table:table-cell office:value-type="string" calcext:value-type="string">
            <text:p>5.10</text:p>
          </table:table-cell>
          <table:table-cell table:formula="of:=[.B70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o.html" xlink:type="simple">Portugal</text:a> </text:p>
          </table:table-cell>
          <table:table-cell office:value-type="string" calcext:value-type="string">
            <text:p>5.10</text:p>
          </table:table-cell>
          <table:table-cell table:formula="of:=[.B71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a.html" xlink:type="simple">Saudi Arabia</text:a> </text:p>
          </table:table-cell>
          <table:table-cell office:value-type="string" calcext:value-type="string">
            <text:p>5.10</text:p>
          </table:table-cell>
          <table:table-cell table:formula="of:=[.B72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z.html" xlink:type="simple">Switzerland</text:a> </text:p>
          </table:table-cell>
          <table:table-cell office:value-type="string" calcext:value-type="string">
            <text:p>5.10</text:p>
          </table:table-cell>
          <table:table-cell table:formula="of:=[.B73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y.html" xlink:type="simple">Syria</text:a> </text:p>
          </table:table-cell>
          <table:table-cell office:value-type="string" calcext:value-type="string">
            <text:p>5.10</text:p>
          </table:table-cell>
          <table:table-cell table:formula="of:=[.B74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o.html" xlink:type="simple">Togo</text:a> </text:p>
          </table:table-cell>
          <table:table-cell office:value-type="string" calcext:value-type="string">
            <text:p>5.10</text:p>
          </table:table-cell>
          <table:table-cell table:formula="of:=[.B75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o.html" xlink:type="simple">Belarus</text:a> </text:p>
          </table:table-cell>
          <table:table-cell office:value-type="string" calcext:value-type="string">
            <text:p>5.00</text:p>
          </table:table-cell>
          <table:table-cell table:formula="of:=[.B76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c.html" xlink:type="simple">Ecuador</text:a> </text:p>
          </table:table-cell>
          <table:table-cell office:value-type="string" calcext:value-type="string">
            <text:p>5.00</text:p>
          </table:table-cell>
          <table:table-cell table:formula="of:=[.B77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a.html" xlink:type="simple">Paraguay</text:a> </text:p>
          </table:table-cell>
          <table:table-cell office:value-type="string" calcext:value-type="string">
            <text:p>5.00</text:p>
          </table:table-cell>
          <table:table-cell table:formula="of:=[.B78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s.html" xlink:type="simple">United States</text:a> </text:p>
          </table:table-cell>
          <table:table-cell office:value-type="string" calcext:value-type="string">
            <text:p>5.00</text:p>
          </table:table-cell>
          <table:table-cell table:formula="of:=[.B79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i.html" xlink:type="simple">Chile</text:a> </text:p>
          </table:table-cell>
          <table:table-cell office:value-type="string" calcext:value-type="string">
            <text:p>4.90</text:p>
          </table:table-cell>
          <table:table-cell table:formula="of:=[.B80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c.html" xlink:type="simple">Curacao</text:a> </text:p>
          </table:table-cell>
          <table:table-cell office:value-type="string" calcext:value-type="string">
            <text:p>4.90</text:p>
          </table:table-cell>
          <table:table-cell table:formula="of:=[.B81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m.html" xlink:type="simple">Germany</text:a> </text:p>
          </table:table-cell>
          <table:table-cell office:value-type="string" calcext:value-type="string">
            <text:p>4.90</text:p>
          </table:table-cell>
          <table:table-cell table:formula="of:=[.B82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i.html" xlink:type="simple">Ireland</text:a> </text:p>
          </table:table-cell>
          <table:table-cell office:value-type="string" calcext:value-type="string">
            <text:p>4.90</text:p>
          </table:table-cell>
          <table:table-cell table:formula="of:=[.B83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l.html" xlink:type="simple">Poland</text:a> </text:p>
          </table:table-cell>
          <table:table-cell office:value-type="string" calcext:value-type="string">
            <text:p>4.90</text:p>
          </table:table-cell>
          <table:table-cell table:formula="of:=[.B84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v.html" xlink:type="simple">Cote d'Ivoire</text:a> </text:p>
          </table:table-cell>
          <table:table-cell office:value-type="string" calcext:value-type="string">
            <text:p>4.80</text:p>
          </table:table-cell>
          <table:table-cell table:formula="of:=[.B85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y.html" xlink:type="simple">Malaysia</text:a> </text:p>
          </table:table-cell>
          <table:table-cell office:value-type="string" calcext:value-type="string">
            <text:p>4.80</text:p>
          </table:table-cell>
          <table:table-cell table:formula="of:=[.B86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w.html" xlink:type="simple">Cook Islands</text:a> </text:p>
          </table:table-cell>
          <table:table-cell office:value-type="string" calcext:value-type="string">
            <text:p>4.70</text:p>
          </table:table-cell>
          <table:table-cell table:formula="of:=[.B87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i.html" xlink:type="simple">Malawi</text:a> </text:p>
          </table:table-cell>
          <table:table-cell office:value-type="string" calcext:value-type="string">
            <text:p>4.70</text:p>
          </table:table-cell>
          <table:table-cell table:formula="of:=[.B88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r.html" xlink:type="simple">Croatia</text:a> </text:p>
          </table:table-cell>
          <table:table-cell office:value-type="string" calcext:value-type="string">
            <text:p>4.60</text:p>
          </table:table-cell>
          <table:table-cell table:formula="of:=[.B89]" office:value-type="string" office:string-value="4.60" calcext:value-type="string">
            <text:p>4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u.html" xlink:type="simple">Hungary</text:a> </text:p>
          </table:table-cell>
          <table:table-cell office:value-type="string" calcext:value-type="string">
            <text:p>4.60</text:p>
          </table:table-cell>
          <table:table-cell table:formula="of:=[.B90]" office:value-type="string" office:string-value="4.60" calcext:value-type="string">
            <text:p>4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o.html" xlink:type="simple">Slovakia</text:a> </text:p>
          </table:table-cell>
          <table:table-cell office:value-type="string" calcext:value-type="string">
            <text:p>4.60</text:p>
          </table:table-cell>
          <table:table-cell table:formula="of:=[.B91]" office:value-type="string" office:string-value="4.60" calcext:value-type="string">
            <text:p>4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ym.html" xlink:type="simple">Yemen</text:a> </text:p>
          </table:table-cell>
          <table:table-cell office:value-type="string" calcext:value-type="string">
            <text:p>4.60</text:p>
          </table:table-cell>
          <table:table-cell table:formula="of:=[.B92]" office:value-type="string" office:string-value="4.60" calcext:value-type="string">
            <text:p>4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o.html" xlink:type="simple">Colombia</text:a> </text:p>
          </table:table-cell>
          <table:table-cell office:value-type="string" calcext:value-type="string">
            <text:p>4.50</text:p>
          </table:table-cell>
          <table:table-cell table:formula="of:=[.B93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j.html" xlink:type="simple">Djibouti</text:a> </text:p>
          </table:table-cell>
          <table:table-cell office:value-type="string" calcext:value-type="string">
            <text:p>4.50</text:p>
          </table:table-cell>
          <table:table-cell table:formula="of:=[.B94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t.html" xlink:type="simple">Ethiopia</text:a> </text:p>
          </table:table-cell>
          <table:table-cell office:value-type="string" calcext:value-type="string">
            <text:p>4.50</text:p>
          </table:table-cell>
          <table:table-cell table:formula="of:=[.B95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h.html" xlink:type="simple">Lithuania</text:a> </text:p>
          </table:table-cell>
          <table:table-cell office:value-type="string" calcext:value-type="string">
            <text:p>4.50</text:p>
          </table:table-cell>
          <table:table-cell table:formula="of:=[.B96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u.html" xlink:type="simple">Nicaragua</text:a> </text:p>
          </table:table-cell>
          <table:table-cell office:value-type="string" calcext:value-type="string">
            <text:p>4.50</text:p>
          </table:table-cell>
          <table:table-cell table:formula="of:=[.B97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n.html" xlink:type="simple">Benin</text:a> </text:p>
          </table:table-cell>
          <table:table-cell office:value-type="string" calcext:value-type="string">
            <text:p>4.40</text:p>
          </table:table-cell>
          <table:table-cell table:formula="of:=[.B98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x.html" xlink:type="simple">Brunei</text:a> </text:p>
          </table:table-cell>
          <table:table-cell office:value-type="string" calcext:value-type="string">
            <text:p>4.40</text:p>
          </table:table-cell>
          <table:table-cell table:formula="of:=[.B99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u.html" xlink:type="simple">Turkey</text:a> </text:p>
          </table:table-cell>
          <table:table-cell office:value-type="string" calcext:value-type="string">
            <text:p>4.40</text:p>
          </table:table-cell>
          <table:table-cell table:formula="of:=[.B100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y.html" xlink:type="simple">Uruguay</text:a> </text:p>
          </table:table-cell>
          <table:table-cell office:value-type="string" calcext:value-type="string">
            <text:p>4.40</text:p>
          </table:table-cell>
          <table:table-cell table:formula="of:=[.B101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g.html" xlink:type="simple">Algeria</text:a> </text:p>
          </table:table-cell>
          <table:table-cell office:value-type="string" calcext:value-type="string">
            <text:p>4.30</text:p>
          </table:table-cell>
          <table:table-cell table:formula="of:=[.B102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n.html" xlink:type="simple">Comoros</text:a> </text:p>
          </table:table-cell>
          <table:table-cell office:value-type="string" calcext:value-type="string">
            <text:p>4.30</text:p>
          </table:table-cell>
          <table:table-cell table:formula="of:=[.B103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v.html" xlink:type="simple">Maldives</text:a> </text:p>
          </table:table-cell>
          <table:table-cell office:value-type="string" calcext:value-type="string">
            <text:p>4.30</text:p>
          </table:table-cell>
          <table:table-cell table:formula="of:=[.B104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p.html" xlink:type="simple">Spain</text:a> </text:p>
          </table:table-cell>
          <table:table-cell office:value-type="string" calcext:value-type="string">
            <text:p>4.30</text:p>
          </table:table-cell>
          <table:table-cell table:formula="of:=[.B105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v.html" xlink:type="simple">Burkina Faso</text:a> </text:p>
          </table:table-cell>
          <table:table-cell office:value-type="string" calcext:value-type="string">
            <text:p>4.20</text:p>
          </table:table-cell>
          <table:table-cell table:formula="of:=[.B106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u.html" xlink:type="simple">Bulgaria</text:a> </text:p>
          </table:table-cell>
          <table:table-cell office:value-type="string" calcext:value-type="string">
            <text:p>4.10</text:p>
          </table:table-cell>
          <table:table-cell table:formula="of:=[.B107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t.html" xlink:type="simple">Italy</text:a> </text:p>
          </table:table-cell>
          <table:table-cell office:value-type="string" calcext:value-type="string">
            <text:p>4.10</text:p>
          </table:table-cell>
          <table:table-cell table:formula="of:=[.B108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s.html" xlink:type="simple">Samoa</text:a> </text:p>
          </table:table-cell>
          <table:table-cell office:value-type="string" calcext:value-type="string">
            <text:p>4.10</text:p>
          </table:table-cell>
          <table:table-cell table:formula="of:=[.B109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h.html" xlink:type="simple">Thailand</text:a> </text:p>
          </table:table-cell>
          <table:table-cell office:value-type="string" calcext:value-type="string">
            <text:p>4.10</text:p>
          </table:table-cell>
          <table:table-cell table:formula="of:=[.B110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z.html" xlink:type="simple">Czechia</text:a> </text:p>
          </table:table-cell>
          <table:table-cell office:value-type="string" calcext:value-type="string">
            <text:p>4.00</text:p>
          </table:table-cell>
          <table:table-cell table:formula="of:=[.B111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u.html" xlink:type="simple">Luxembourg</text:a> </text:p>
          </table:table-cell>
          <table:table-cell office:value-type="string" calcext:value-type="string">
            <text:p>4.00</text:p>
          </table:table-cell>
          <table:table-cell table:formula="of:=[.B112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i.html" xlink:type="simple">Serbia</text:a> </text:p>
          </table:table-cell>
          <table:table-cell office:value-type="string" calcext:value-type="string">
            <text:p>4.00</text:p>
          </table:table-cell>
          <table:table-cell table:formula="of:=[.B113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j.html" xlink:type="simple">Fiji</text:a> </text:p>
          </table:table-cell>
          <table:table-cell office:value-type="string" calcext:value-type="string">
            <text:p>3.90</text:p>
          </table:table-cell>
          <table:table-cell table:formula="of:=[.B114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o.html" xlink:type="simple">Jordan</text:a> </text:p>
          </table:table-cell>
          <table:table-cell office:value-type="string" calcext:value-type="string">
            <text:p>3.90</text:p>
          </table:table-cell>
          <table:table-cell table:formula="of:=[.B115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g.html" xlink:type="simple">Egypt</text:a> </text:p>
          </table:table-cell>
          <table:table-cell office:value-type="string" calcext:value-type="string">
            <text:p>3.80</text:p>
          </table:table-cell>
          <table:table-cell table:formula="of:=[.B116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g.html" xlink:type="simple">Georgia</text:a> </text:p>
          </table:table-cell>
          <table:table-cell office:value-type="string" calcext:value-type="string">
            <text:p>3.80</text:p>
          </table:table-cell>
          <table:table-cell table:formula="of:=[.B117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n.html" xlink:type="simple">India</text:a> </text:p>
          </table:table-cell>
          <table:table-cell office:value-type="string" calcext:value-type="string">
            <text:p>3.80</text:p>
          </table:table-cell>
          <table:table-cell table:formula="of:=[.B118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l.html" xlink:type="simple">Mali</text:a> </text:p>
          </table:table-cell>
          <table:table-cell office:value-type="string" calcext:value-type="string">
            <text:p>3.80</text:p>
          </table:table-cell>
          <table:table-cell table:formula="of:=[.B119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e.html" xlink:type="simple">Peru</text:a> </text:p>
          </table:table-cell>
          <table:table-cell office:value-type="string" calcext:value-type="string">
            <text:p>3.80</text:p>
          </table:table-cell>
          <table:table-cell table:formula="of:=[.B120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s.html" xlink:type="simple">Russia</text:a> </text:p>
          </table:table-cell>
          <table:table-cell office:value-type="string" calcext:value-type="string">
            <text:p>3.80</text:p>
          </table:table-cell>
          <table:table-cell table:formula="of:=[.B121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p.html" xlink:type="simple">Nepal</text:a> </text:p>
          </table:table-cell>
          <table:table-cell office:value-type="string" calcext:value-type="string">
            <text:p>3.70</text:p>
          </table:table-cell>
          <table:table-cell table:formula="of:=[.B122]" office:value-type="string" office:string-value="3.70" calcext:value-type="string">
            <text:p>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p.html" xlink:type="simple">Sao Tome and Principe</text:a> </text:p>
          </table:table-cell>
          <table:table-cell office:value-type="string" calcext:value-type="string">
            <text:p>3.70</text:p>
          </table:table-cell>
          <table:table-cell table:formula="of:=[.B123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d.html" xlink:type="simple">Indonesia</text:a> </text:p>
          </table:table-cell>
          <table:table-cell office:value-type="string" calcext:value-type="string">
            <text:p>3.60</text:p>
          </table:table-cell>
          <table:table-cell table:formula="of:=[.B124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a.html" xlink:type="simple">Japan</text:a> </text:p>
          </table:table-cell>
          <table:table-cell office:value-type="string" calcext:value-type="string">
            <text:p>3.60</text:p>
          </table:table-cell>
          <table:table-cell table:formula="of:=[.B125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qa.html" xlink:type="simple">Qatar</text:a> </text:p>
          </table:table-cell>
          <table:table-cell office:value-type="string" calcext:value-type="string">
            <text:p>3.60</text:p>
          </table:table-cell>
          <table:table-cell table:formula="of:=[.B126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e.html" xlink:type="simple">Seychelles</text:a> </text:p>
          </table:table-cell>
          <table:table-cell office:value-type="string" calcext:value-type="string">
            <text:p>3.60</text:p>
          </table:table-cell>
          <table:table-cell table:formula="of:=[.B127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l.html" xlink:type="simple">Albania</text:a> </text:p>
          </table:table-cell>
          <table:table-cell office:value-type="string" calcext:value-type="string">
            <text:p>3.50</text:p>
          </table:table-cell>
          <table:table-cell table:formula="of:=[.B128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o.html" xlink:type="simple">Angola</text:a> </text:p>
          </table:table-cell>
          <table:table-cell office:value-type="string" calcext:value-type="string">
            <text:p>3.50</text:p>
          </table:table-cell>
          <table:table-cell table:formula="of:=[.B129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s.html" xlink:type="simple">El Salvador</text:a> </text:p>
          </table:table-cell>
          <table:table-cell office:value-type="string" calcext:value-type="string">
            <text:p>3.50</text:p>
          </table:table-cell>
          <table:table-cell table:formula="of:=[.B130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w.html" xlink:type="simple">Rwanda</text:a> </text:p>
          </table:table-cell>
          <table:table-cell office:value-type="string" calcext:value-type="string">
            <text:p>3.50</text:p>
          </table:table-cell>
          <table:table-cell table:formula="of:=[.B131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e.html" xlink:type="simple">Sri Lanka</text:a> </text:p>
          </table:table-cell>
          <table:table-cell office:value-type="string" calcext:value-type="string">
            <text:p>3.50</text:p>
          </table:table-cell>
          <table:table-cell table:formula="of:=[.B132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z.html" xlink:type="simple">Tanzania</text:a> </text:p>
          </table:table-cell>
          <table:table-cell office:value-type="string" calcext:value-type="string">
            <text:p>3.50</text:p>
          </table:table-cell>
          <table:table-cell table:formula="of:=[.B133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o.html" xlink:type="simple">Dominica</text:a> </text:p>
          </table:table-cell>
          <table:table-cell office:value-type="string" calcext:value-type="string">
            <text:p>3.40</text:p>
          </table:table-cell>
          <table:table-cell table:formula="of:=[.B134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r.html" xlink:type="simple">Iran</text:a> </text:p>
          </table:table-cell>
          <table:table-cell office:value-type="string" calcext:value-type="string">
            <text:p>3.40</text:p>
          </table:table-cell>
          <table:table-cell table:formula="of:=[.B135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n.html" xlink:type="simple">Andorra</text:a> </text:p>
          </table:table-cell>
          <table:table-cell office:value-type="string" calcext:value-type="string">
            <text:p>3.30</text:p>
          </table:table-cell>
          <table:table-cell table:formula="of:=[.B136]" office:value-type="string" office:string-value="3.30" calcext:value-type="string">
            <text:p>3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k.html" xlink:type="simple">Hong Kong</text:a> </text:p>
          </table:table-cell>
          <table:table-cell office:value-type="string" calcext:value-type="string">
            <text:p>3.30</text:p>
          </table:table-cell>
          <table:table-cell table:formula="of:=[.B137]" office:value-type="string" office:string-value="3.30" calcext:value-type="string">
            <text:p>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k.html" xlink:type="simple">Turks and Caicos Islands</text:a> </text:p>
          </table:table-cell>
          <table:table-cell office:value-type="string" calcext:value-type="string">
            <text:p>3.30</text:p>
          </table:table-cell>
          <table:table-cell table:formula="of:=[.B138]" office:value-type="string" office:string-value="3.30" calcext:value-type="string">
            <text:p>3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f.html" xlink:type="simple">Afghanistan</text:a> </text:p>
          </table:table-cell>
          <table:table-cell office:value-type="string" calcext:value-type="string">
            <text:p>3.20</text:p>
          </table:table-cell>
          <table:table-cell table:formula="of:=[.B139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y.html" xlink:type="simple">Guyana</text:a> </text:p>
          </table:table-cell>
          <table:table-cell office:value-type="string" calcext:value-type="string">
            <text:p>3.20</text:p>
          </table:table-cell>
          <table:table-cell table:formula="of:=[.B140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m.html" xlink:type="simple">Panama</text:a> </text:p>
          </table:table-cell>
          <table:table-cell office:value-type="string" calcext:value-type="string">
            <text:p>3.20</text:p>
          </table:table-cell>
          <table:table-cell table:formula="of:=[.B141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o.html" xlink:type="simple">Romania</text:a> </text:p>
          </table:table-cell>
          <table:table-cell office:value-type="string" calcext:value-type="string">
            <text:p>3.10</text:p>
          </table:table-cell>
          <table:table-cell table:formula="of:=[.B142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j.html" xlink:type="simple">Azerbaijan</text:a> </text:p>
          </table:table-cell>
          <table:table-cell office:value-type="string" calcext:value-type="string">
            <text:p>3.00</text:p>
          </table:table-cell>
          <table:table-cell table:formula="of:=[.B143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z.html" xlink:type="simple">Kazakhstan</text:a> </text:p>
          </table:table-cell>
          <table:table-cell office:value-type="string" calcext:value-type="string">
            <text:p>3.00</text:p>
          </table:table-cell>
          <table:table-cell table:formula="of:=[.B144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c.html" xlink:type="simple">Macau</text:a> </text:p>
          </table:table-cell>
          <table:table-cell office:value-type="string" calcext:value-type="string">
            <text:p>3.00</text:p>
          </table:table-cell>
          <table:table-cell table:formula="of:=[.B145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x.html" xlink:type="simple">Turkmenistan</text:a> </text:p>
          </table:table-cell>
          <table:table-cell office:value-type="string" calcext:value-type="string">
            <text:p>3.00</text:p>
          </table:table-cell>
          <table:table-cell table:formula="of:=[.B146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d.html" xlink:type="simple">Chad</text:a> </text:p>
          </table:table-cell>
          <table:table-cell office:value-type="string" calcext:value-type="string">
            <text:p>2.90</text:p>
          </table:table-cell>
          <table:table-cell table:formula="of:=[.B147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a.html" xlink:type="simple">Laos</text:a> </text:p>
          </table:table-cell>
          <table:table-cell office:value-type="string" calcext:value-type="string">
            <text:p>2.90</text:p>
          </table:table-cell>
          <table:table-cell table:formula="of:=[.B148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l.html" xlink:type="simple">Sierra Leone</text:a> </text:p>
          </table:table-cell>
          <table:table-cell office:value-type="string" calcext:value-type="string">
            <text:p>2.90</text:p>
          </table:table-cell>
          <table:table-cell table:formula="of:=[.B149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n.html" xlink:type="simple">Singapore</text:a> </text:p>
          </table:table-cell>
          <table:table-cell office:value-type="string" calcext:value-type="string">
            <text:p>2.90</text:p>
          </table:table-cell>
          <table:table-cell table:formula="of:=[.B150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v.html" xlink:type="simple">Anguilla</text:a> </text:p>
          </table:table-cell>
          <table:table-cell office:value-type="string" calcext:value-type="string">
            <text:p>2.80</text:p>
          </table:table-cell>
          <table:table-cell table:formula="of:=[.B151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m.html" xlink:type="simple">Armenia</text:a> </text:p>
          </table:table-cell>
          <table:table-cell office:value-type="string" calcext:value-type="string">
            <text:p>2.80</text:p>
          </table:table-cell>
          <table:table-cell table:formula="of:=[.B152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m.html" xlink:type="simple">Cameroon</text:a> </text:p>
          </table:table-cell>
          <table:table-cell office:value-type="string" calcext:value-type="string">
            <text:p>2.80</text:p>
          </table:table-cell>
          <table:table-cell table:formula="of:=[.B153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a.html" xlink:type="simple">Gambia, The</text:a> </text:p>
          </table:table-cell>
          <table:table-cell office:value-type="string" calcext:value-type="string">
            <text:p>2.80</text:p>
          </table:table-cell>
          <table:table-cell table:formula="of:=[.B154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t.html" xlink:type="simple">Guatemala</text:a> </text:p>
          </table:table-cell>
          <table:table-cell office:value-type="string" calcext:value-type="string">
            <text:p>2.80</text:p>
          </table:table-cell>
          <table:table-cell table:formula="of:=[.B155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i.html" xlink:type="simple">Liberia</text:a> </text:p>
          </table:table-cell>
          <table:table-cell office:value-type="string" calcext:value-type="string">
            <text:p>2.80</text:p>
          </table:table-cell>
          <table:table-cell table:formula="of:=[.B156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k.html" xlink:type="simple">Pakistan</text:a> </text:p>
          </table:table-cell>
          <table:table-cell office:value-type="string" calcext:value-type="string">
            <text:p>2.80</text:p>
          </table:table-cell>
          <table:table-cell table:formula="of:=[.B157]" office:value-type="string" office:string-value="2.80" calcext:value-type="string">
            <text:p>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c.html" xlink:type="simple">Saint Kitts and Nevis</text:a> </text:p>
          </table:table-cell>
          <table:table-cell office:value-type="string" calcext:value-type="string">
            <text:p>2.80</text:p>
          </table:table-cell>
          <table:table-cell table:formula="of:=[.B158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a.html" xlink:type="simple">Bahrain</text:a> </text:p>
          </table:table-cell>
          <table:table-cell office:value-type="string" calcext:value-type="string">
            <text:p>2.70</text:p>
          </table:table-cell>
          <table:table-cell table:formula="of:=[.B159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b.html" xlink:type="simple">Gabon</text:a> </text:p>
          </table:table-cell>
          <table:table-cell office:value-type="string" calcext:value-type="string">
            <text:p>2.70</text:p>
          </table:table-cell>
          <table:table-cell table:formula="of:=[.B160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p.html" xlink:type="simple">Philippines</text:a> </text:p>
          </table:table-cell>
          <table:table-cell office:value-type="string" calcext:value-type="string">
            <text:p>2.70</text:p>
          </table:table-cell>
          <table:table-cell table:formula="of:=[.B161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s.html" xlink:type="simple">Liechtenstein</text:a> </text:p>
          </table:table-cell>
          <table:table-cell office:value-type="string" calcext:value-type="string">
            <text:p>2.60</text:p>
          </table:table-cell>
          <table:table-cell table:formula="of:=[.B162]" office:value-type="string" office:string-value="2.60" calcext:value-type="string">
            <text:p>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r.html" xlink:type="simple">Mauritania</text:a> </text:p>
          </table:table-cell>
          <table:table-cell office:value-type="string" calcext:value-type="string">
            <text:p>2.60</text:p>
          </table:table-cell>
          <table:table-cell table:formula="of:=[.B163]" office:value-type="string" office:string-value="2.60" calcext:value-type="string">
            <text:p>2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c.html" xlink:type="simple">Antigua and Barbuda</text:a> </text:p>
          </table:table-cell>
          <table:table-cell office:value-type="string" calcext:value-type="string">
            <text:p>2.50</text:p>
          </table:table-cell>
          <table:table-cell table:formula="of:=[.B164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g.html" xlink:type="simple">Bangladesh</text:a> </text:p>
          </table:table-cell>
          <table:table-cell office:value-type="string" calcext:value-type="string">
            <text:p>2.50</text:p>
          </table:table-cell>
          <table:table-cell table:formula="of:=[.B165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e.html" xlink:type="simple">Lebanon</text:a> </text:p>
          </table:table-cell>
          <table:table-cell office:value-type="string" calcext:value-type="string">
            <text:p>2.50</text:p>
          </table:table-cell>
          <table:table-cell table:formula="of:=[.B166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v.html" xlink:type="simple">Guinea</text:a> </text:p>
          </table:table-cell>
          <table:table-cell office:value-type="string" calcext:value-type="string">
            <text:p>2.40</text:p>
          </table:table-cell>
          <table:table-cell table:formula="of:=[.B167]" office:value-type="string" office:string-value="2.40" calcext:value-type="string">
            <text:p>2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m.html" xlink:type="simple">San Marino</text:a> </text:p>
          </table:table-cell>
          <table:table-cell office:value-type="string" calcext:value-type="string">
            <text:p>2.40</text:p>
          </table:table-cell>
          <table:table-cell table:formula="of:=[.B168]" office:value-type="string" office:string-value="2.40" calcext:value-type="string">
            <text:p>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g.html" xlink:type="simple">Congo, Democratic Republic of the</text:a> </text:p>
          </table:table-cell>
          <table:table-cell office:value-type="string" calcext:value-type="string">
            <text:p>2.30</text:p>
          </table:table-cell>
          <table:table-cell table:formula="of:=[.B169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g.html" xlink:type="simple">Uganda</text:a> </text:p>
          </table:table-cell>
          <table:table-cell office:value-type="string" calcext:value-type="string">
            <text:p>2.30</text:p>
          </table:table-cell>
          <table:table-cell table:formula="of:=[.B170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u.html" xlink:type="simple">Sudan</text:a> </text:p>
          </table:table-cell>
          <table:table-cell office:value-type="string" calcext:value-type="string">
            <text:p>2.20</text:p>
          </table:table-cell>
          <table:table-cell table:formula="of:=[.B171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u.html" xlink:type="simple">Guinea-Bissau</text:a> </text:p>
          </table:table-cell>
          <table:table-cell office:value-type="string" calcext:value-type="string">
            <text:p>2.10</text:p>
          </table:table-cell>
          <table:table-cell table:formula="of:=[.B172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a.html" xlink:type="simple">Madagascar</text:a> </text:p>
          </table:table-cell>
          <table:table-cell office:value-type="string" calcext:value-type="string">
            <text:p>2.10</text:p>
          </table:table-cell>
          <table:table-cell table:formula="of:=[.B173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b.html" xlink:type="simple">Cambodia</text:a> </text:p>
          </table:table-cell>
          <table:table-cell office:value-type="string" calcext:value-type="string">
            <text:p>1.90</text:p>
          </table:table-cell>
          <table:table-cell table:formula="of:=[.B174]" office:value-type="string" office:string-value="1.90" calcext:value-type="string">
            <text:p>1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od.html" xlink:type="simple">South Sudan</text:a> </text:p>
          </table:table-cell>
          <table:table-cell office:value-type="string" calcext:value-type="string">
            <text:p>1.80</text:p>
          </table:table-cell>
          <table:table-cell table:formula="of:=[.B175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d.html" xlink:type="simple">Bermuda</text:a> </text:p>
          </table:table-cell>
          <table:table-cell office:value-type="string" calcext:value-type="string">
            <text:p>1.50</text:p>
          </table:table-cell>
          <table:table-cell table:formula="of:=[.B176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n.html" xlink:type="simple">Monaco</text:a> </text:p>
          </table:table-cell>
          <table:table-cell office:value-type="string" calcext:value-type="string">
            <text:p>1.40</text:p>
          </table:table-cell>
          <table:table-cell table:formula="of:=[.B177]" office:value-type="string" office:string-value="1.40" calcext:value-type="string">
            <text:p>1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t.html" xlink:type="simple">Central African Republic</text:a> </text:p>
          </table:table-cell>
          <table:table-cell office:value-type="string" calcext:value-type="string">
            <text:p>1.20</text:p>
          </table:table-cell>
          <table:table-cell table:formula="of:=[.B178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za.html" xlink:type="simple">Zambia</text:a> </text:p>
          </table:table-cell>
          <table:table-cell office:value-type="string" calcext:value-type="string">
            <text:p>1.10</text:p>
          </table:table-cell>
          <table:table-cell table:formula="of:=[.B179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m.html" xlink:type="simple">Burma</text:a> </text:p>
          </table:table-cell>
          <table:table-cell office:value-type="string" calcext:value-type="string">
            <text:p>0.80</text:p>
          </table:table-cell>
          <table:table-cell table:formula="of:=[.B180]" office:value-type="string" office:string-value="0.80" calcext:value-type="string">
            <text:p>0.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5:08:57.335000000</meta:creation-date>
    <dc:date>2023-07-19T15:09:56.561000000</dc:date>
    <meta:editing-duration>PT59S</meta:editing-duration>
    <meta:editing-cycles>1</meta:editing-cycles>
    <meta:document-statistic meta:table-count="1" meta:cell-count="539" meta:object-count="0"/>
    <meta:generator>LibreOffice/6.2.4.2$Windows_X86_64 LibreOffice_project/2412653d852ce75f65fbfa83fb7e7b669a126d64</meta:generator>
  </office:meta>
</office:document-meta>
</file>